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000000001026398F1F5DD7CB6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95cm" fo:min-width="9.5cm"/>
    </style:style>
    <style:style style:name="gr2" style:family="graphic" style:parent-style-name="standard">
      <style:graphic-properties svg:stroke-width="0.1cm" svg:stroke-color="#000000" draw:marker-start-width="0.36cm" draw:marker-end-width="0.36cm" draw:fill="solid" draw:fill-color="#e6e6e6" draw:textarea-horizontal-align="justify" draw:textarea-vertical-align="middle" draw:auto-grow-height="false" fo:min-height="0.85cm" fo:min-width="20.6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e6e6e6" draw:textarea-horizontal-align="justify" draw:textarea-vertical-align="middle" draw:auto-grow-height="false" fo:min-height="2.049cm" fo:min-width="21.8cm" fo:padding-top="0.175cm" fo:padding-bottom="0.175cm" fo:padding-left="0.3cm" fo:padding-right="0.3cm"/>
    </style:style>
    <style:style style:name="gr4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834cm" fo:min-width="2.784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784cm" fo:min-width="2.734cm" fo:padding-top="0.15cm" fo:padding-bottom="0.15cm" fo:padding-left="0.275cm" fo:padding-right="0.275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11cm, 0cm, 0.011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11cm, 0cm, 0.011cm, 0cm)" draw:image-opacity="100%" style:mirror="horizontal"/>
    </style:style>
    <style:style style:name="gr8" style:family="graphic" style:parent-style-name="standard">
      <style:graphic-properties draw:stroke="none" svg:stroke-color="#3465a4" draw:fill="none" draw:fill-color="#000000" draw:textarea-horizontal-align="justify" draw:textarea-vertical-align="middle" draw:auto-grow-height="false" fo:min-height="0.95cm" fo:min-width="9.5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000000"/>
      <style:paragraph-properties fo:text-align="center"/>
      <style:text-properties fo:font-size="20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e6e6e6"/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000000"/>
      <style:paragraph-properties fo:text-align="center"/>
      <style:text-properties fo:color="#ffffff" fo:font-size="20pt" style:font-size-asian="18pt" style:font-size-complex="18pt"/>
    </style:style>
    <style:style style:name="P6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fo:color="#ffffff" fo:font-size="2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0cm" svg:height="1.2cm" svg:x="10.1cm" svg:y="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2.4cm" svg:height="2.399cm" svg:x="5.6cm" svg:y="5.5cm">
          <text:p text:style-name="P2"><text:span text:style-name="T1">constrained semantics enable better optimisations</text:span></text:p>
          <draw:enhanced-geometry svg:viewBox="0 0 21600 21600" draw:text-areas="0 ?f0 ?f5 ?f2" draw:type="right-arrow" draw:modifiers="19284.853354760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22.4cm" svg:height="2.399cm" svg:x="2.2cm" svg:y="7.7cm">
          <text:p text:style-name="P2"><text:span text:style-name="T1">flexibility to express programs from more domains</text:span></text:p>
          <draw:enhanced-geometry svg:viewBox="0 0 21600 21600" draw:mirror-horizontal="true" draw:text-areas="0 ?f0 ?f5 ?f2" draw:type="right-arrow" draw:modifiers="19285.8175974287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3.4cm" svg:height="1.2cm" svg:x="3.8cm" svg:y="2.1cm">
          <text:p text:style-name="P2">C/C++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4cm" svg:height="1.2cm" svg:x="17.2cm" svg:y="3.4cm">
          <text:p text:style-name="P2">pyTor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4cm" svg:height="1.2cm" svg:x="5.8cm" svg:y="4.1cm">
          <text:p text:style-name="P2">Fortr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4cm" svg:height="1.2cm" svg:x="9.598cm" svg:y="3.4cm">
          <text:p text:style-name="P2">OpenC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4cm" svg:height="1.2cm" svg:x="13.4cm" svg:y="4.1cm">
          <text:p text:style-name="P2">Hali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4cm" svg:height="1.2cm" svg:x="21cm" svg:y="4.1cm">
          <text:p text:style-name="P2">FFTW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4cm" svg:height="1.2cm" svg:x="23cm" svg:y="2.1cm">
          <text:p text:style-name="P2">BL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2cm" svg:height="1.2cm" svg:x="19.1cm" svg:y="1.6cm">
          <draw:image xlink:href="Pictures/10000201000001000000001026398F1F5DD7CB6B.png" xlink:type="simple" xlink:show="embed" xlink:actuate="onLoad" loext:mime-type="image/png">
            <text:p/>
          </draw:image>
        </draw:frame>
        <draw:frame draw:style-name="gr7" draw:text-style-name="P4" draw:layer="layout" svg:width="2cm" svg:height="1.2cm" svg:x="9.1cm" svg:y="1.6cm">
          <draw:image xlink:href="Pictures/10000201000001000000001026398F1F5DD7CB6B.png" xlink:type="simple" xlink:show="embed" xlink:actuate="onLoad" loext:mime-type="image/png">
            <text:p/>
          </draw:image>
        </draw:frame>
        <draw:custom-shape draw:style-name="gr8" draw:text-style-name="P5" draw:layer="layout" svg:width="10cm" svg:height="1.2cm" svg:x="10.1cm" svg:y="1.6cm">
          <text:p text:style-name="P2"><text:span text:style-name="T2">domain-specific langua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0cm" svg:height="1.2cm" svg:x="1.1cm" svg:y="0.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cm" svg:height="1.2cm" svg:x="10.1cm" svg:y="0.1cm">
          <draw:image xlink:href="Pictures/10000201000001000000001026398F1F5DD7CB6B.png" xlink:type="simple" xlink:show="embed" xlink:actuate="onLoad" loext:mime-type="image/png">
            <text:p/>
          </draw:image>
        </draw:frame>
        <draw:frame draw:style-name="gr7" draw:text-style-name="P4" draw:layer="layout" svg:width="2cm" svg:height="1.2cm" svg:x="0.1cm" svg:y="0.1cm">
          <draw:image xlink:href="Pictures/10000201000001000000001026398F1F5DD7CB6B.png" xlink:type="simple" xlink:show="embed" xlink:actuate="onLoad" loext:mime-type="image/png">
            <text:p/>
          </draw:image>
        </draw:frame>
        <draw:custom-shape draw:style-name="gr8" draw:text-style-name="P5" draw:layer="layout" svg:width="10cm" svg:height="1.2cm" svg:x="1.2cm" svg:y="0.1cm">
          <text:p text:style-name="P2"><text:span text:style-name="T2">general-purpose langua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0cm" svg:height="1.2cm" svg:x="19.1cm" svg:y="0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0cm" svg:height="1.2cm" svg:x="19.2cm" svg:y="0.1cm">
          <text:p text:style-name="P2"><text:span text:style-name="T2">accelerator librar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2cm" svg:height="1.2cm" svg:x="28.1cm" svg:y="0.1cm">
          <draw:image xlink:href="Pictures/10000201000001000000001026398F1F5DD7CB6B.png" xlink:type="simple" xlink:show="embed" xlink:actuate="onLoad" loext:mime-type="image/png">
            <text:p/>
          </draw:image>
        </draw:frame>
        <draw:frame draw:style-name="gr7" draw:text-style-name="P4" draw:layer="layout" svg:width="2cm" svg:height="1.2cm" svg:x="18cm" svg:y="0.1cm">
          <draw:image xlink:href="Pictures/10000201000001000000001026398F1F5DD7CB6B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0.2cm" fo:page-height="10.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3.138cm" svg:x="1cm" svg:y="4.351cm"/>
      <draw:page-thumbnail draw:layer="backgroundobjects" svg:width="9.294cm" svg:height="3.138cm" svg:x="1cm" svg:y="12.399cm"/>
      <draw:page-thumbnail draw:layer="backgroundobjects" svg:width="9.294cm" svg:height="3.138cm" svg:x="1cm" svg:y="20.447cm"/>
      <draw:page-thumbnail draw:layer="backgroundobjects" svg:width="9.294cm" svg:height="3.138cm" svg:x="11.295cm" svg:y="4.351cm"/>
      <draw:page-thumbnail draw:layer="backgroundobjects" svg:width="9.294cm" svg:height="3.138cm" svg:x="11.295cm" svg:y="12.399cm"/>
      <draw:page-thumbnail draw:layer="backgroundobjects" svg:width="9.294cm" svg:height="3.138cm" svg:x="11.295cm" svg:y="20.447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6cm" presentation:class="title" presentation:placeholder="true">
        <draw:text-box/>
      </draw:frame>
      <draw:frame presentation:style-name="Default-outline1" draw:layer="backgroundobjects" svg:width="25.199cm" svg:height="9.133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6cm" svg:height="1.086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1T14:48:03.676446366</meta:creation-date>
    <dc:date>2019-10-22T22:03:25.154178940</dc:date>
    <meta:editing-duration>PT1H10M52S</meta:editing-duration>
    <meta:editing-cycles>16</meta:editing-cycles>
    <meta:generator>LibreOffice/6.2.7.1$Linux_X86_64 LibreOffice_project/20$Build-1</meta:generator>
    <meta:document-statistic meta:object-count="44"/>
  </office:meta>
</office:document-meta>
</file>